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67B86A913F12C12A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Footer">
      <style:text-properties fo:font-size="2pt" style:font-size-asian="1.75pt" style:font-size-complex="2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3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39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4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4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9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653f0c" style:font-size-asian="14pt" style:font-size-complex="14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3f6e1" style:font-size-asian="14pt" style:font-weight-asian="bold" style:font-size-complex="14pt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91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9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00" style:family="paragraph" style:parent-style-name="Standard">
      <style:text-properties officeooo:paragraph-rsid="006bb808"/>
    </style:style>
    <style:style style:name="P10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a94f7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34e429" officeooo:paragraph-rsid="006bb808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0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1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1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6bb808" style:font-size-asian="14pt" style:font-size-complex="14pt"/>
    </style:style>
    <style:style style:name="P1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653f0c" style:font-size-asian="14pt" style:font-size-complex="14pt"/>
    </style:style>
    <style:style style:name="P1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bb808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944ee" officeooo:paragraph-rsid="006944ee" style:font-size-asian="14pt" style:font-weight-asian="bold" style:font-size-complex="14pt" style:font-weight-complex="bold"/>
    </style:style>
    <style:style style:name="P12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2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6bb808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682e61" officeooo:paragraph-rsid="00682e61" style:font-size-asian="14pt" style:font-weight-asian="bold" style:font-size-complex="14pt" style:font-weight-complex="bold"/>
    </style:style>
    <style:style style:name="P130" style:family="paragraph">
      <loext:graphic-properties draw:fill-color="#2c3756"/>
    </style:style>
    <style:style style:name="P13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color="#405e01" fo:font-weight="bold" officeooo:rsid="00520f0a" style:font-weight-asian="bold" style:font-weight-complex="bold"/>
    </style:style>
    <style:style style:name="T10" style:family="text">
      <style:text-properties style:font-name="FreeSans" fo:font-size="14pt" fo:letter-spacing="0.035cm" officeooo:rsid="0052741e" style:font-size-asian="14pt" style:font-size-complex="14pt"/>
    </style:style>
    <style:style style:name="T11" style:family="text">
      <style:text-properties style:font-name="FreeSans" fo:font-size="14pt" fo:letter-spacing="0.035cm" officeooo:rsid="0054c533" style:font-size-asian="14pt" style:font-size-complex="14pt"/>
    </style:style>
    <style:style style:name="T12" style:family="text">
      <style:text-properties style:font-name="FreeSans" fo:font-size="14pt" fo:letter-spacing="0.035cm" officeooo:rsid="004df41e" style:font-size-asian="14pt" style:font-size-complex="14pt"/>
    </style:style>
    <style:style style:name="T13" style:family="text">
      <style:text-properties fo:letter-spacing="0.035cm" officeooo:rsid="0057455e"/>
    </style:style>
    <style:style style:name="T14" style:family="text">
      <style:text-properties fo:letter-spacing="0.035cm" officeooo:rsid="00a2e366"/>
    </style:style>
    <style:style style:name="T15" style:family="text">
      <style:text-properties fo:letter-spacing="0.035cm" officeooo:rsid="00a4d979"/>
    </style:style>
    <style:style style:name="T16" style:family="text">
      <style:text-properties fo:letter-spacing="0.035cm" officeooo:rsid="00ab1bfe"/>
    </style:style>
    <style:style style:name="T17" style:family="text">
      <style:text-properties fo:letter-spacing="0.035cm" officeooo:rsid="005d2daf"/>
    </style:style>
    <style:style style:name="T18" style:family="text">
      <style:text-properties officeooo:rsid="0086f6a3"/>
    </style:style>
    <style:style style:name="T19" style:family="text">
      <style:text-properties officeooo:rsid="0084bd60"/>
    </style:style>
    <style:style style:name="T20" style:family="text">
      <style:text-properties fo:font-style="normal" fo:text-shadow="none" style:text-underline-style="none" style:font-style-asian="normal" style:font-style-complex="normal"/>
    </style:style>
    <style:style style:name="T21" style:family="text">
      <style:text-properties fo:font-style="normal" fo:text-shadow="none" style:text-underline-style="none" officeooo:rsid="0068e562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f717b" style:font-style-asian="italic" style:font-style-complex="italic"/>
    </style:style>
    <style:style style:name="T24" style:family="text">
      <style:text-properties fo:font-style="italic" officeooo:rsid="0049ce28" style:font-style-asian="italic" style:font-style-complex="italic"/>
    </style:style>
    <style:style style:name="T25" style:family="text">
      <style:text-properties fo:font-style="italic" officeooo:rsid="004f8179" style:font-style-asian="italic" style:font-style-complex="italic"/>
    </style:style>
    <style:style style:name="T26" style:family="text">
      <style:text-properties fo:font-style="italic" officeooo:rsid="005d3115" style:font-style-asian="italic" style:font-style-complex="italic"/>
    </style:style>
    <style:style style:name="T27" style:family="text">
      <style:text-properties fo:font-style="italic" officeooo:rsid="00653f0c" style:font-style-asian="italic" style:font-style-complex="italic"/>
    </style:style>
    <style:style style:name="T28" style:family="text">
      <style:text-properties fo:font-style="italic" officeooo:rsid="006944ee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3f6e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4" style:family="text">
      <style:text-properties officeooo:rsid="003f717b"/>
    </style:style>
    <style:style style:name="T35" style:family="text">
      <style:text-properties officeooo:rsid="0041b035"/>
    </style:style>
    <style:style style:name="T36" style:family="text">
      <style:text-properties officeooo:rsid="00454e36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49ce28"/>
    </style:style>
    <style:style style:name="T39" style:family="text">
      <style:text-properties officeooo:rsid="004a54be"/>
    </style:style>
    <style:style style:name="T40" style:family="text">
      <style:text-properties fo:text-shadow="1pt 1pt"/>
    </style:style>
    <style:style style:name="T41" style:family="text">
      <style:text-properties fo:text-shadow="1pt 1pt" fo:font-weight="bold" style:font-weight-asian="bold" style:font-weight-complex="bold"/>
    </style:style>
    <style:style style:name="T42" style:family="text">
      <style:text-properties fo:text-shadow="1pt 1pt" fo:font-weight="bold" officeooo:rsid="004a54be" style:font-weight-asian="bold" style:font-weight-complex="bold"/>
    </style:style>
    <style:style style:name="T43" style:family="text">
      <style:text-properties fo:text-shadow="1pt 1pt" fo:font-weight="bold" officeooo:rsid="0053f6e1" style:font-weight-asian="bold" style:font-weight-complex="bold"/>
    </style:style>
    <style:style style:name="T44" style:family="text">
      <style:text-properties fo:text-shadow="1pt 1pt" fo:font-weight="bold" officeooo:rsid="005757a0" style:font-weight-asian="bold" style:font-weight-complex="bold"/>
    </style:style>
    <style:style style:name="T45" style:family="text">
      <style:text-properties fo:text-shadow="1pt 1pt" fo:font-weight="bold" officeooo:rsid="0058a6d2" style:font-weight-asian="bold" style:font-weight-complex="bold"/>
    </style:style>
    <style:style style:name="T46" style:family="text">
      <style:text-properties fo:text-shadow="1pt 1pt" fo:font-weight="bold" officeooo:rsid="005b394f" style:font-weight-asian="bold" style:font-weight-complex="bold"/>
    </style:style>
    <style:style style:name="T47" style:family="text">
      <style:text-properties fo:text-shadow="1pt 1pt" fo:font-weight="bold" officeooo:rsid="005d3115" style:font-weight-asian="bold" style:font-weight-complex="bold"/>
    </style:style>
    <style:style style:name="T48" style:family="text">
      <style:text-properties fo:text-shadow="1pt 1pt" fo:font-weight="bold" officeooo:rsid="005e031e" style:font-weight-asian="bold" style:font-weight-complex="bold"/>
    </style:style>
    <style:style style:name="T49" style:family="text">
      <style:text-properties fo:text-shadow="1pt 1pt" fo:font-weight="bold" officeooo:rsid="00653f0c" style:font-weight-asian="bold" style:font-weight-complex="bold"/>
    </style:style>
    <style:style style:name="T50" style:family="text">
      <style:text-properties fo:text-shadow="1pt 1pt" fo:font-weight="bold" officeooo:rsid="006944ee" style:font-weight-asian="bold" style:font-weight-complex="bold"/>
    </style:style>
    <style:style style:name="T51" style:family="text">
      <style:text-properties fo:text-shadow="1pt 1pt" officeooo:rsid="0053f6e1"/>
    </style:style>
    <style:style style:name="T52" style:family="text">
      <style:text-properties fo:text-shadow="1pt 1pt" officeooo:rsid="0058a6d2"/>
    </style:style>
    <style:style style:name="T53" style:family="text">
      <style:text-properties fo:text-shadow="1pt 1pt" officeooo:rsid="0059ef13"/>
    </style:style>
    <style:style style:name="T54" style:family="text">
      <style:text-properties officeooo:rsid="004b8421"/>
    </style:style>
    <style:style style:name="T55" style:family="text">
      <style:text-properties officeooo:rsid="004e65f5"/>
    </style:style>
    <style:style style:name="T56" style:family="text">
      <style:text-properties officeooo:rsid="0029adc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f657f" style:font-weight-asian="normal" style:font-weight-complex="normal"/>
    </style:style>
    <style:style style:name="T59" style:family="text">
      <style:text-properties fo:font-weight="normal" officeooo:rsid="004f8179" style:font-weight-asian="normal" style:font-weight-complex="normal"/>
    </style:style>
    <style:style style:name="T60" style:family="text">
      <style:text-properties fo:font-weight="normal" officeooo:rsid="0053f6e1" style:font-weight-asian="normal" style:font-weight-complex="normal"/>
    </style:style>
    <style:style style:name="T61" style:family="text">
      <style:text-properties fo:font-weight="normal" officeooo:rsid="005757a0" style:font-weight-asian="normal" style:font-weight-complex="normal"/>
    </style:style>
    <style:style style:name="T62" style:family="text">
      <style:text-properties fo:font-weight="normal" officeooo:rsid="0058a6d2" style:font-weight-asian="normal" style:font-weight-complex="normal"/>
    </style:style>
    <style:style style:name="T63" style:family="text">
      <style:text-properties fo:font-weight="normal" officeooo:rsid="0059ef13" style:font-weight-asian="normal" style:font-weight-complex="normal"/>
    </style:style>
    <style:style style:name="T64" style:family="text">
      <style:text-properties fo:font-weight="normal" officeooo:rsid="00653f0c" style:font-weight-asian="normal" style:font-weight-complex="normal"/>
    </style:style>
    <style:style style:name="T65" style:family="text">
      <style:text-properties fo:font-weight="normal" officeooo:rsid="00682e61" style:font-weight-asian="normal" style:font-weight-complex="normal"/>
    </style:style>
    <style:style style:name="T66" style:family="text">
      <style:text-properties fo:font-weight="normal" officeooo:rsid="006944ee" style:font-weight-asian="normal" style:font-weight-complex="normal"/>
    </style:style>
    <style:style style:name="T67" style:family="text">
      <style:text-properties officeooo:rsid="004f8179"/>
    </style:style>
    <style:style style:name="T68" style:family="text">
      <style:text-properties officeooo:rsid="0050c4a1"/>
    </style:style>
    <style:style style:name="T69" style:family="text">
      <style:text-properties officeooo:rsid="0053f6e1"/>
    </style:style>
    <style:style style:name="T70" style:family="text">
      <style:text-properties officeooo:rsid="005757a0"/>
    </style:style>
    <style:style style:name="T71" style:family="text">
      <style:text-properties officeooo:rsid="0058a6d2"/>
    </style:style>
    <style:style style:name="T72" style:family="text">
      <style:text-properties officeooo:rsid="005d3115"/>
    </style:style>
    <style:style style:name="T73" style:family="text">
      <style:text-properties officeooo:rsid="005eda19"/>
    </style:style>
    <style:style style:name="T74" style:family="text">
      <style:text-properties officeooo:rsid="002eb4c3"/>
    </style:style>
    <style:style style:name="T75" style:family="text">
      <style:text-properties officeooo:rsid="00653f0c"/>
    </style:style>
    <style:style style:name="T76" style:family="text">
      <style:text-properties officeooo:rsid="00682e61"/>
    </style:style>
    <style:style style:name="T77" style:family="text">
      <style:text-properties officeooo:rsid="00691120"/>
    </style:style>
    <style:style style:name="T78" style:family="text">
      <style:text-properties officeooo:rsid="006944ee"/>
    </style:style>
    <style:style style:name="T79" style:family="text">
      <style:text-properties officeooo:rsid="00233954"/>
    </style:style>
    <style:style style:name="T80" style:family="text">
      <style:text-properties officeooo:rsid="006a94f7"/>
    </style:style>
    <style:style style:name="T81" style:family="text">
      <style:text-properties officeooo:rsid="00b0f56e"/>
    </style:style>
    <style:style style:name="T82" style:family="text">
      <style:text-properties officeooo:rsid="002d4d6c"/>
    </style:style>
    <style:style style:name="T83" style:family="text">
      <style:text-properties officeooo:rsid="006bb808"/>
    </style:style>
    <style:style style:name="T8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3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7" draw:name="Shape2" draw:style-name="gr4" draw:text-style-name="P13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7">Modelo de casos de uso</text:p>
      <text:p text:style-name="P45"><draw:frame draw:style-name="fr2" draw:name="Image1" text:anchor-type="as-char" svg:width="14.6cm" svg:height="6.6cm" draw:z-index="19"><draw:image xlink:href="Pictures/1000020100000226000000FA9C3F27F97A3CB667.png" xlink:type="simple" xlink:show="embed" xlink:actuate="onLoad" loext:mime-type="image/png"/></draw:frame></text:p>
      <text:p text:style-name="P46"><text:span text:style-name="T7">Proyecto </text:span><text:span text:style-name="T5">Colibrí</text:span></text:p>
      <text:p text:style-name="P35"/>
      <text:p text:style-name="P40">Asignatura</text:p>
      <text:p text:style-name="P35">Laboratorio de desarrollo de software</text:p>
      <text:p text:style-name="P35"/>
      <text:p text:style-name="P40">Autor</text:p>
      <text:p text:style-name="P38">Cinthia Lima y Ariel Machini</text:p>
      <text:p text:style-name="P35"/>
      <text:p text:style-name="P40">Fecha de redacción</text:p>
      <text:p text:style-name="P35"><text:span text:style-name="T2">26</text:span>/<text:span text:style-name="T2">09</text:span>/<text:span text:style-name="T2">2017</text:span></text:p>
      <text:p text:style-name="P68"><draw:custom-shape text:anchor-type="paragraph" draw:z-index="1" draw:name="Shape1" draw:style-name="gr2" draw:text-style-name="P13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33" svg:width="6.501cm" svg:height="18.5cm" svg:x="0.499cm" svg:y="0.75cm"><draw:text-box><text:p text:style-name="P132"><text:span text:style-name="T84">El modelo de casos de uso describe la funcionalidad propuesta del nuevo sistema.</text:span></text:p><text:p text:style-name="P132"><text:span text:style-name="T84">Este modelo se basa en la descripción de elementos o usuarios externos al sistema (actores) y de la funcionalidad del sistema (casos de <text:s/>uso).</text:span></text:p><text:p text:style-name="P132"><text:span text:style-name="T84">Un modelo de casos de uso describe los requerimientos funcionales de un actor en términos de las interacciones. Este modelo presenta el sistema desde la perspectiva del usuario.</text:span></text:p></draw:text-box></draw:frame></text:p>
      <text:p text:style-name="P69">Índice</text:p>
      <text:p text:style-name="P36"/>
      <text:p text:style-name="P36">Aquí va el índice <text:span text:style-name="T6">(se debería insertar al final)</text:span>.</text:p>
      <text:p text:style-name="P70">Modelo de casos de uso</text:p>
      <text:p text:style-name="P37"/>
      <text:p text:style-name="P50">Requerimientos</text:p>
      <text:p text:style-name="P58">Requerimientos funcionales</text:p>
      <text:list xml:id="list3458215753" text:style-name="L1">
        <text:list-item>
          <text:p text:style-name="P90">El sistema deberá permitir rellenar formularios a los diferentes usuarios y enviarlos.</text:p>
        </text:list-item>
        <text:list-item>
          <text:p text:style-name="P92"><text:span text:style-name="T10">El sistema deberá permitir que </text:span><text:span text:style-name="T11">cualquier usuario con los permisos necesarios cree formularios para el área que está administrando.</text:span></text:p>
        </text:list-item>
        <text:list-item>
          <text:p text:style-name="P92"><text:span text:style-name="T10">El sistema deberá permitir que </text:span><text:span text:style-name="T11">cualquier usuario con los permisos necesarios modifique formularios para el áreas que está administrando.</text:span></text:p>
        </text:list-item>
        <text:list-item>
          <text:p text:style-name="P92"><text:span text:style-name="T10">El sistema deberá permitir que </text:span><text:span text:style-name="T11">cualquier usuario con los permisos necesarios borre formularios para el área que está administrando.</text:span></text:p>
        </text:list-item>
        <text:list-item>
          <text:p text:style-name="P92"><text:span text:style-name="T12">El sistema deberá permitir iniciar sesión </text:span><text:span text:style-name="T11">utilizando el </text:span><text:span text:style-name="T12">correo institucional </text:span><text:span text:style-name="T11">de la unidad académica</text:span><text:span text:style-name="T12">.</text:span></text:p>
        </text:list-item>
        <text:list-item>
          <text:p text:style-name="P91">El sistema deberá permitir a quien cree formularios decidir por cuánto tiempo estará disponible su formulario.</text:p>
        </text:list-item>
        <text:list-item>
          <text:p text:style-name="P108">El sistema deberá permitir restringir el público objetivo de los formularios que se creen según sea necesario.</text:p>
        </text:list-item>
        <text:list-item>
          <text:p text:style-name="P122"><text:span text:style-name="T13">El sistema deberá permitir al administrador del sistema </text:span><text:span text:style-name="T14">agregar un gestor de formularios.</text:span></text:p>
        </text:list-item>
        <text:list-item>
          <text:p text:style-name="P109"><text:soft-page-break/>El sistema deberá permitir al administrador del sistema eliminar un gestor de formularios.</text:p>
        </text:list-item>
        <text:list-item>
          <text:p text:style-name="P122"><text:span text:style-name="T14">El sistema deberá permitir al administrador del sistema </text:span><text:span text:style-name="T15">modificar los datos del gestor de formularios.</text:span></text:p>
        </text:list-item>
        <text:list-item>
          <text:p text:style-name="P122"><text:span text:style-name="T15">El sistema deberá permitir al administrador del sistema </text:span><text:span text:style-name="T16">definir un limite de creación de formularios para cada gestor de formularios.</text:span></text:p>
        </text:list-item>
        <text:list-item>
          <text:p text:style-name="P110">El sistema deberá permitir a quien cree formularios decidir a qué dirección de correo electrónico se van a enviar las respuestas de los mismos.</text:p>
        </text:list-item>
        <text:list-item>
          <text:p text:style-name="P123"><text:span text:style-name="T16">El sistema deberá mostrar una vista distinta que se adapte a cada tipo de usuario </text:span><text:span text:style-name="T17">según sus permisos.</text:span></text:p>
        </text:list-item>
        <text:list-item>
          <text:p text:style-name="P111">El sistema deberá permitir filtrar formularios por nombre.</text:p>
        </text:list-item>
      </text:list>
      <text:p text:style-name="P50"/>
      <text:p text:style-name="P57">Requerimientos no funcionales</text:p>
      <text:list xml:id="list687058872" text:style-name="L2">
        <text:list-item>
          <text:p text:style-name="P93">El sistema deberá ser desarrollado utilizando Ionic framework.</text:p>
        </text:list-item>
        <text:list-item>
          <text:p text:style-name="P94">El sistema deberá seguir el patrón de diseño <text:span text:style-name="T18">utilizado en UARGFlow</text:span>.</text:p>
        </text:list-item>
        <text:list-item>
          <text:p text:style-name="P95">El sistema deberá <text:span text:style-name="T19">ser una aplicación móvil basada en web.</text:span></text:p>
        </text:list-item>
        <text:list-item>
          <text:p text:style-name="P96">El sistema deberá admitir iniciar sesión con el correo institucional.</text:p>
        </text:list-item>
        <text:list-item>
          <text:p text:style-name="P97">El sistema deberá adoptar los colores utilizados en la página web de la UARG para la parte web.</text:p>
        </text:list-item>
        <text:list-item>
          <text:p text:style-name="P99"><text:span text:style-name="T21">La interfaz del sistema deberá </text:span><text:span text:style-name="T20">ser amigable para el usuario.</text:span></text:p>
        </text:list-item>
        <text:list-item>
          <text:p text:style-name="P98"><text:soft-page-break/>El sistema deberá permitir acceder a las funciones administrativas sólo a usuarios identificados con dichos permisos.</text:p>
        </text:list-item>
      </text:list>
      <text:p text:style-name="P41"/>
      <text:p text:style-name="P48">Actores</text:p>
      <text:p text:style-name="P61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8">Actor</text:p>
          </table:table-cell>
          <table:table-cell table:style-name="Table1.B1" office:value-type="string">
            <text:p text:style-name="P33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18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18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18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18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18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1"/>
      <text:p text:style-name="P61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9">Actor</text:p>
          </table:table-cell>
          <table:table-cell table:style-name="Table4.B1" office:value-type="string">
            <text:p text:style-name="P32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19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19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19">Relaciones</text:p>
          </table:table-cell>
          <table:table-cell table:style-name="Table4.B6" table:number-columns-spanned="2" office:value-type="string">
            <text:p text:style-name="P8">Hereda de <text:span text:style-name="T22">Usuario</text:span>.</text:p>
          </table:table-cell>
          <table:covered-table-cell/>
        </table:table-row>
        <table:table-row>
          <table:table-cell table:style-name="Table4.A2" office:value-type="string">
            <text:p text:style-name="P19">Referencias</text:p>
          </table:table-cell>
          <table:table-cell table:style-name="Table4.B6" table:number-columns-spanned="2" office:value-type="string">
            <text:p text:style-name="P12">CU03; CU04; CU05; CU06; CU07; CU12; <text:span text:style-name="T36">CU13</text:span></text:p>
          </table:table-cell>
          <table:covered-table-cell/>
        </table:table-row>
        <table:table-row>
          <table:table-cell table:style-name="Table4.A2" office:value-type="string">
            <text:p text:style-name="P19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59"/>
      <text:p text:style-name="P61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9">Actor</text:p>
          </table:table-cell>
          <table:table-cell table:style-name="Table5.B1" office:value-type="string">
            <text:p text:style-name="P32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19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19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3">G</text:span><text:span text:style-name="T22">estor de formularios</text:span>, <text:span text:style-name="T34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19">Relaciones</text:p>
          </table:table-cell>
          <table:table-cell table:style-name="Table5.B6" table:number-columns-spanned="2" office:value-type="string">
            <text:p text:style-name="P8">Hereda de <text:span text:style-name="T23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19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19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5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3"/>
      <text:p text:style-name="P52">Descripción de casos de uso</text:p>
      <text:p text:style-name="P62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6"><text:span text:style-name="T37">Actor:</text:span> <text:span text:style-name="T22">Usuario</text:span></text:p>
          </table:table-cell>
          <table:covered-table-cell/>
        </table:table-row>
        <table:table-row>
          <table:table-cell table:style-name="Table6.A2" office:value-type="string">
            <text:p text:style-name="P20">Descripción</text:p>
          </table:table-cell>
          <table:table-cell table:style-name="Table6.B3" office:value-type="string">
            <text:p text:style-name="P85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20">Flujo <text:soft-page-break/>principal</text:p>
          </table:table-cell>
          <table:table-cell table:style-name="Table6.B3" office:value-type="string">
            <text:p text:style-name="P71"><text:span text:style-name="T42">1.</text:span><text:span text:style-name="T39"> </text:span>El usuario ingresa el nombre del formulario que <text:soft-page-break/>desea encontrar y presiona el botón para realizar la búsqueda.</text:p>
            <text:p text:style-name="P71"><text:span text:style-name="T42">2.</text:span><text:span text:style-name="T39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6.A2" office:value-type="string">
            <text:p text:style-name="P20">Subflujo 1</text:p>
          </table:table-cell>
          <table:table-cell table:style-name="Table6.B4" office:value-type="string">
            <text:p text:style-name="P13"><text:span text:style-name="T42">1.</text:span><text:span text:style-name="T39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20">Excepciones</text:p>
          </table:table-cell>
          <table:table-cell table:style-name="Table6.B5" office:value-type="string">
            <text:p text:style-name="P13"><text:span text:style-name="T42">1. </text:span><text:span text:style-name="T41">A.</text:span> Si el usuario ingresa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41"/>
      <text:p text:style-name="P63"><text:span text:style-name="T54">Completar y enviar un formulario</text:span> (CU0<text:span text:style-name="T54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7"><text:span text:style-name="T37">Actor:</text:span> <text:span text:style-name="T22">Usuario</text:span></text:p>
          </table:table-cell>
          <table:covered-table-cell/>
        </table:table-row>
        <table:table-row>
          <table:table-cell table:style-name="Table7.A2" office:value-type="string">
            <text:p text:style-name="P21">Descripción</text:p>
          </table:table-cell>
          <table:table-cell table:style-name="Table7.B3" office:value-type="string">
            <text:p text:style-name="P86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21">Flujo principal</text:p>
          </table:table-cell>
          <table:table-cell table:style-name="Table7.B3" office:value-type="string">
            <text:p text:style-name="P76"><text:span text:style-name="T42">1.</text:span><text:span text:style-name="T39"> </text:span>El usuario ingresa el nombre del formulario que desea encontrar.</text:p>
            <text:p text:style-name="P76"><text:span text:style-name="T47">2.</text:span><text:span text:style-name="T72"> El usuario </text:span>presiona el botón para realizar la búsqueda. <text:span text:style-name="T72">Si no hay resultados se continúa con el </text:span><text:span text:style-name="T26">subflujo 1</text:span><text:span text:style-name="T72">.</text:span></text:p>
          </table:table-cell>
        </table:table-row>
        <table:table-row>
          <table:table-cell table:style-name="Table7.A2" office:value-type="string">
            <text:p text:style-name="P21">Subflujo 1</text:p>
          </table:table-cell>
          <table:table-cell table:style-name="Table7.B4" office:value-type="string">
            <text:p text:style-name="P14"><text:span text:style-name="T42">1.</text:span><text:span text:style-name="T39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7.A2" office:value-type="string">
            <text:p text:style-name="P21">Excepciones</text:p>
          </table:table-cell>
          <table:table-cell table:style-name="Table7.B5" office:value-type="string">
            <text:p text:style-name="P14"><text:span text:style-name="T48">2</text:span><text:span text:style-name="T42">. </text:span><text:span text:style-name="T41">A.</text:span> Si el usuario <text:span text:style-name="T73">ingresó</text:span>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44"><text:soft-page-break/></text:p>
      <text:p text:style-name="P64"><text:span text:style-name="T55">Crear formulario</text:span> (CU0<text:span text:style-name="T55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8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2">Descripción</text:p>
          </table:table-cell>
          <table:table-cell table:style-name="Table8.B3" office:value-type="string">
            <text:p text:style-name="P87">E<text:span text:style-name="T56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22">Flujo principal</text:p>
          </table:table-cell>
          <table:table-cell table:style-name="Table8.B3" office:value-type="string">
            <text:p text:style-name="P72"><text:span text:style-name="T42">1.</text:span><text:span text:style-name="T39"> El usuario presiona el botón para comenzar con la creación del formulario.</text:span></text:p>
            <text:p text:style-name="P80"><text:span text:style-name="T40">2.</text:span><text:span text:style-name="T57"> El usuario </text:span><text:span text:style-name="T58">diseña el formulario que desea publicar.</text:span></text:p>
            <text:p text:style-name="P84"><text:span text:style-name="T40">3.</text:span><text:span text:style-name="T57"> El usuario presiona el botón “Enviar formulario”.</text:span></text:p>
            <text:p text:style-name="P84"><text:span text:style-name="T53">4.</text:span><text:span text:style-name="T63"> </text:span><text:span text:style-name="T59">Si el usuario no tiene libertad para publicar formularios se pasa al </text:span><text:span text:style-name="T31">subflujo 1</text:span><text:span text:style-name="T59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22">Subflujo 1</text:p>
          </table:table-cell>
          <table:table-cell table:style-name="Table8.B4" office:value-type="string">
            <text:p text:style-name="P15"><text:span text:style-name="T42">1.</text:span><text:span text:style-name="T39"> </text:span>Al no <text:span text:style-name="T67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2">Excepciones</text:p>
          </table:table-cell>
          <table:table-cell table:style-name="Table8.B5" office:value-type="string">
            <text:p text:style-name="P15"><text:span text:style-name="T46">3</text:span><text:span text:style-name="T42">. </text:span><text:span text:style-name="T41">A.</text:span> S<text:span text:style-name="T68">i el usuario no rellenó los campos requeridos para enviar el formulario, se le muestra al mismo un mensaje de error.</text:span></text:p>
          </table:table-cell>
        </table:table-row>
      </table:table>
      <text:p text:style-name="P53"/>
      <text:p text:style-name="P65"><text:span text:style-name="T69">Borrar formulario </text:span>(CU0<text:span text:style-name="T69">4</text:span>)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9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3">Descripción</text:p>
          </table:table-cell>
          <table:table-cell table:style-name="Table9.B3" office:value-type="string">
            <text:p text:style-name="P101">En este caso de uso se podrá borrar formularios solo por los usuarios con los permisos para hacerlo.</text:p>
          </table:table-cell>
        </table:table-row>
        <text:soft-page-break/>
        <table:table-row>
          <table:table-cell table:style-name="Table9.A2" office:value-type="string">
            <text:p text:style-name="P23">Flujo principal</text:p>
          </table:table-cell>
          <table:table-cell table:style-name="Table9.B3" office:value-type="string">
            <text:p text:style-name="P73"><text:span text:style-name="T42">1.</text:span><text:span text:style-name="T39"> </text:span><text:span text:style-name="T60">El usuario presiona el botón para eliminar el formulario.</text:span></text:p>
            <text:p text:style-name="P82"><text:span text:style-name="T51">2</text:span><text:span text:style-name="T40">.</text:span><text:span text:style-name="T57"> </text:span><text:span text:style-name="T60">Se le muestra un mensaje al usuario un mensaje preguntándole si está seguro de que desea efectuar la eliminación del formulario. Si elige no eliminarlo, se continúa con el </text:span><text:span text:style-name="T30">subflujo 1</text:span><text:span text:style-name="T60">.</text:span></text:p>
            <text:p text:style-name="P82"><text:span text:style-name="T51">3.</text:span><text:span text:style-name="T60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23">Subflujo 1</text:p>
          </table:table-cell>
          <table:table-cell table:style-name="Table9.B4" office:value-type="string">
            <text:p text:style-name="P16"><text:span text:style-name="T43">2. A</text:span><text:span text:style-name="T42">.</text:span><text:span text:style-name="T39"> Se cancela la operación y se cierra el mensaje.</text:span></text:p>
          </table:table-cell>
        </table:table-row>
      </table:table>
      <text:p text:style-name="P54"/>
      <text:p text:style-name="P66"><text:span text:style-name="T70">Modificar formulario </text:span>(CU0<text:span text:style-name="T70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0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4">Descripción</text:p>
          </table:table-cell>
          <table:table-cell table:style-name="Table10.B2" office:value-type="string">
            <text:p text:style-name="P89">E<text:span text:style-name="T56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24">Flujo principal</text:p>
          </table:table-cell>
          <table:table-cell table:style-name="Table10.B3" office:value-type="string">
            <text:p text:style-name="P74"><text:span text:style-name="T42">1.</text:span><text:span text:style-name="T39"> </text:span><text:span text:style-name="T60">El usuario presiona el botón para </text:span><text:span text:style-name="T61">modificar </text:span><text:span text:style-name="T60">el formulario.</text:span></text:p>
            <text:p text:style-name="P81"><text:span text:style-name="T40">2.</text:span><text:span text:style-name="T57"> El usuario </text:span><text:span text:style-name="T61">re</text:span><text:span text:style-name="T58">diseña el formulario </text:span><text:span text:style-name="T61">a su gusto</text:span><text:span text:style-name="T58">.</text:span></text:p>
            <text:p text:style-name="P83"><text:span text:style-name="T51">3.</text:span><text:span text:style-name="T60"> El usuario presiona el botón “</text:span><text:span text:style-name="T61">Guardar</text:span><text:span text:style-name="T60"> formulario”. </text:span><text:span text:style-name="T64">Si elige no guardar los cambios, se continúa con el </text:span><text:span text:style-name="T32">subflujo 1</text:span><text:span text:style-name="T64">.</text:span></text:p>
            <text:p text:style-name="P83"><text:span text:style-name="T52">4.</text:span><text:span text:style-name="T60"> </text:span><text:span text:style-name="T62">Los cambios se registran.</text:span></text:p>
          </table:table-cell>
        </table:table-row>
        <table:table-row>
          <table:table-cell table:style-name="Table10.A2" office:value-type="string">
            <text:p text:style-name="P23">Subflujo 1</text:p>
          </table:table-cell>
          <table:table-cell table:style-name="Table10.B4" office:value-type="string">
            <text:p text:style-name="P16"><text:span text:style-name="T49">3</text:span><text:span text:style-name="T43">. A</text:span><text:span text:style-name="T42">.</text:span><text:span text:style-name="T39"> Se cancela la operación y se vuelve a la pantalla de gestión de formularios.</text:span></text:p>
          </table:table-cell>
        </table:table-row>
      </table:table>
      <text:p text:style-name="P55"/>
      <text:p text:style-name="P66"><text:span text:style-name="T71">Cambiar visibilidad del formulario </text:span>(CU0<text:span text:style-name="T70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0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4">Descripción</text:p>
          </table:table-cell>
          <table:table-cell table:style-name="Table11.B2" office:value-type="string">
            <text:p text:style-name="P88"><text:span text:style-name="T56">En este caso de uso se podrá habilitar o </text:span><text:soft-page-break/><text:span text:style-name="T56">deshabilitar formularios por los usuarios especificados arriba.</text:span></text:p>
          </table:table-cell>
        </table:table-row>
        <table:table-row>
          <table:table-cell table:style-name="Table11.A2" office:value-type="string">
            <text:p text:style-name="P24">Flujo principal</text:p>
          </table:table-cell>
          <table:table-cell table:style-name="Table11.B3" office:value-type="string">
            <text:p text:style-name="P75"><text:span text:style-name="T42">1.</text:span><text:span text:style-name="T39"> El usuario presiona el botón para cambiar la visibilidad del formulario.</text:span></text:p>
            <text:p text:style-name="P75"><text:span text:style-name="T45">2.</text:span><text:span text:style-name="T62"> La visibilidad del formulario se invierte (si está invisible, se hace visible y viceversa).</text:span></text:p>
          </table:table-cell>
        </table:table-row>
      </table:table>
      <text:p text:style-name="P55"/>
      <text:p text:style-name="P66"><text:span text:style-name="T71">Cerrar sesión </text:span>(CU0<text:span text:style-name="T70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0"><text:span text:style-name="T37">Actor:</text:span> <text:span text:style-name="T25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4">Descripción</text:p>
          </table:table-cell>
          <table:table-cell table:style-name="Table12.B2" office:value-type="string">
            <text:p text:style-name="P102">En este caso de uso el usuario autentificado podrá cerrar su sesión en el sistema.</text:p>
          </table:table-cell>
        </table:table-row>
        <table:table-row>
          <table:table-cell table:style-name="Table12.A2" office:value-type="string">
            <text:p text:style-name="P24">Flujo principal</text:p>
          </table:table-cell>
          <table:table-cell table:style-name="Table12.B3" office:value-type="string">
            <text:p text:style-name="P74"><text:span text:style-name="T42">1.</text:span><text:span text:style-name="T39"> El usuario presiona el botón para cerrar la sesión</text:span><text:span text:style-name="T61">.</text:span></text:p>
            <text:p text:style-name="P78"><text:span text:style-name="T44">2.</text:span><text:span text:style-name="T61"> </text:span><text:span text:style-name="T57">Se cierra la sesión del usuario y se le muestra la lista de formularios.</text:span></text:p>
          </table:table-cell>
        </table:table-row>
      </table:table>
      <text:p text:style-name="P55"/>
      <text:p text:style-name="P66"><text:span text:style-name="T75">Agregar creador de formularios </text:span>(CU0<text:span text:style-name="T70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0"><text:span text:style-name="T37">Actor:</text:span> <text:span text:style-name="T27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4">Descripción</text:p>
          </table:table-cell>
          <table:table-cell table:style-name="Table13.B3" office:value-type="string">
            <text:p text:style-name="P103">En este caso de uso el administrador podrá agregar a diferentes usuarios para que puedan crear formularios en el sistema.</text:p>
          </table:table-cell>
        </table:table-row>
        <table:table-row>
          <table:table-cell table:style-name="Table13.A2" office:value-type="string">
            <text:p text:style-name="P24">Flujo principal</text:p>
          </table:table-cell>
          <table:table-cell table:style-name="Table13.B3" office:value-type="string">
            <text:p text:style-name="P74"><text:span text:style-name="T42">1.</text:span><text:span text:style-name="T39"> El usuario presiona el botón para agregar a un nuevo gestor de formularios al sistema</text:span><text:span text:style-name="T61">.</text:span></text:p>
            <text:p text:style-name="P79"><text:span text:style-name="T44">2.</text:span><text:span text:style-name="T61"> </text:span><text:span text:style-name="T57">El usuario ingresa el correo institucional de la persona que quiere agregar como gestor de formularios.</text:span></text:p>
            <text:p text:style-name="P79"><text:span text:style-name="T41">3.</text:span><text:span text:style-name="T57"> Se le muestra un mensaje de confirmación con los datos de la persona registrada con el correo institucional indicado al usuario.</text:span></text:p>
            <text:p text:style-name="P79"><text:span text:style-name="T41">4.</text:span><text:span text:style-name="T57"> El usuario presiona el botón “Aceptar”. Si elige </text:span><text:soft-page-break/><text:span text:style-name="T57">cancelar la operación, se continúa con el </text:span><text:span text:style-name="T29">subflujo 1</text:span><text:span text:style-name="T57">.</text:span></text:p>
          </table:table-cell>
        </table:table-row>
        <table:table-row>
          <table:table-cell table:style-name="Table13.A2" office:value-type="string">
            <text:p text:style-name="P24">Subflujo 1</text:p>
          </table:table-cell>
          <table:table-cell table:style-name="Table13.B4" office:value-type="string">
            <text:p text:style-name="P17"><text:span text:style-name="T49">4</text:span><text:span text:style-name="T43">. A</text:span><text:span text:style-name="T42">.</text:span><text:span text:style-name="T39"> Se cancela la operación y se vuelve a la pantalla de gestión de creadores de formularios.</text:span></text:p>
          </table:table-cell>
        </table:table-row>
      </table:table>
      <text:p text:style-name="P55"/>
      <text:p text:style-name="P66"><text:span text:style-name="T76">Eliminar creador de formularios </text:span>(CU0<text:span text:style-name="T70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1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4">Descripción</text:p>
          </table:table-cell>
          <table:table-cell table:style-name="Table14.B3" office:value-type="string">
            <text:p text:style-name="P104"><text:span text:style-name="T74">En este caso de uso el administrador podrá eliminar a diferentes usuarios para que ya no puedan crear formularios en el sistema.</text:span></text:p>
          </table:table-cell>
        </table:table-row>
        <table:table-row>
          <table:table-cell table:style-name="Table14.A2" office:value-type="string">
            <text:p text:style-name="P24">Flujo principal</text:p>
          </table:table-cell>
          <table:table-cell table:style-name="Table14.B3" office:value-type="string">
            <text:p text:style-name="P74"><text:span text:style-name="T42">1.</text:span><text:span text:style-name="T39"> El usuario presiona el botón para eliminar a un gestor de formularios existente del sistema</text:span><text:span text:style-name="T61">.</text:span></text:p>
            <text:p text:style-name="P79"><text:span text:style-name="T44">2.</text:span><text:span text:style-name="T61"> </text:span><text:span text:style-name="T57">El usuario ingresa el correo institucional de la persona que quiere </text:span><text:span text:style-name="T65">quitarle el permiso de </text:span><text:span text:style-name="T57">gestor de formularios.</text:span></text:p>
            <text:p text:style-name="P79"><text:span text:style-name="T41">3.</text:span><text:span text:style-name="T57"> Se le muestra un mensaje de confirmación con los datos de la persona registrada con el correo institucional indicado al usuario.</text:span></text:p>
            <text:p text:style-name="P79"><text:span text:style-name="T41">4.</text:span><text:span text:style-name="T57"> El usuario presiona el botón “</text:span><text:span text:style-name="T65">Eliminar</text:span><text:span text:style-name="T57">”. Si elige cancelar la operación, se continúa con el </text:span><text:span text:style-name="T29">subflujo 1</text:span><text:span text:style-name="T57">.</text:span></text:p>
          </table:table-cell>
        </table:table-row>
        <table:table-row>
          <table:table-cell table:style-name="Table14.A2" office:value-type="string">
            <text:p text:style-name="P24">Subflujo 1</text:p>
          </table:table-cell>
          <table:table-cell table:style-name="Table14.B4" office:value-type="string">
            <text:p text:style-name="P17"><text:span text:style-name="T49">4</text:span><text:span text:style-name="T43">. A</text:span><text:span text:style-name="T42">.</text:span><text:span text:style-name="T39"> Se cancela la operación y se vuelve a la pantalla de gestión de creadores de formularios.</text:span></text:p>
          </table:table-cell>
        </table:table-row>
      </table:table>
      <text:p text:style-name="P55"/>
      <text:p text:style-name="P66"><text:span text:style-name="T76">Cambiar libertad de un creador de formularios </text:span>(CU1<text:span text:style-name="T70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1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4">Descripción</text:p>
          </table:table-cell>
          <table:table-cell table:style-name="Table15.B2" office:value-type="string">
            <text:p text:style-name="P104"><text:span text:style-name="T74">En este caso de uso el administrador podrá modificar la libertad que tiene un creador de formularios para publicar sus formularios sin aprobación previa de un administrador del </text:span><text:soft-page-break/><text:span text:style-name="T74">sistema.</text:span></text:p>
          </table:table-cell>
        </table:table-row>
        <table:table-row>
          <table:table-cell table:style-name="Table15.A2" office:value-type="string">
            <text:p text:style-name="P24">Flujo principal</text:p>
          </table:table-cell>
          <table:table-cell table:style-name="Table15.B3" office:value-type="string">
            <text:p text:style-name="P74"><text:span text:style-name="T42">1.</text:span><text:span text:style-name="T39"> En la tabla que lista a los creadores de formularios, el usuario presiona el botón para cambiar los permisos de un gestor de formularios</text:span><text:span text:style-name="T61">.</text:span></text:p>
            <text:p text:style-name="P129"><text:span text:style-name="T40">2.</text:span><text:span text:style-name="T57"> Los permisos del gestor de formularios </text:span><text:span text:style-name="T62">se invierte</text:span><text:span text:style-name="T57">n</text:span><text:span text:style-name="T62"> (si </text:span><text:span text:style-name="T57">antes no podía publicar con total libertad, ahora sí podrá hacerlo </text:span><text:span text:style-name="T62">y viceversa).</text:span></text:p>
          </table:table-cell>
        </table:table-row>
      </table:table>
      <text:p text:style-name="P55"/>
      <text:p text:style-name="P66"><text:span text:style-name="T77">Generar informes </text:span>(CU1<text:span text:style-name="T70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1"><text:span text:style-name="T33">Actor:</text:span><text:span text:style-name="T25"> </text:span><text:span text:style-name="T27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4">Descripción</text:p>
          </table:table-cell>
          <table:table-cell table:style-name="Table16.B2" office:value-type="string">
            <text:p text:style-name="P105"><text:span text:style-name="T74">En este caso de uso el administrador podrá generar informes sobre diferentes aspectos del sistema.</text:span></text:p>
          </table:table-cell>
        </table:table-row>
        <table:table-row>
          <table:table-cell table:style-name="Table16.A2" office:value-type="string">
            <text:p text:style-name="P24">Flujo principal</text:p>
          </table:table-cell>
          <table:table-cell table:style-name="Table16.B3" office:value-type="string">
            <text:p text:style-name="P74"><text:span text:style-name="T42">1.</text:span><text:span text:style-name="T39"> </text:span><text:span text:style-name="T66">El usuario selecciona de qué desea generar un informe.</text:span></text:p>
            <text:p text:style-name="P128"><text:span text:style-name="T41">2.</text:span><text:span text:style-name="T57"> El usuario presiona el botón “Generar informe”.</text:span></text:p>
            <text:p text:style-name="P128"><text:span text:style-name="T41">3.</text:span><text:span text:style-name="T57"> El informe se genera de acuerdo a la demanda del usuario y se muestra en pantalla.</text:span></text:p>
          </table:table-cell>
        </table:table-row>
      </table:table>
      <text:p text:style-name="P55"/>
      <text:p text:style-name="P66"><text:span text:style-name="T78">Iniciar sesión </text:span>(CU1<text:span text:style-name="T70">2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1"><text:span text:style-name="T33">Actor:</text:span><text:span text:style-name="T25"> </text:span><text:span text:style-name="T28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4">Descripción</text:p>
          </table:table-cell>
          <table:table-cell table:style-name="Table17.B3" office:value-type="string">
            <text:p text:style-name="P105"><text:span text:style-name="T79">En este caso de uso los usuarios no autentificados del sistema van a ingresar al sistema mediante sus correos institucionales.</text:span></text:p>
          </table:table-cell>
        </table:table-row>
        <table:table-row>
          <table:table-cell table:style-name="Table17.A2" office:value-type="string">
            <text:p text:style-name="P24">Flujo principal</text:p>
          </table:table-cell>
          <table:table-cell table:style-name="Table17.B3" office:value-type="string">
            <text:p text:style-name="P74"><text:span text:style-name="T42">1.</text:span><text:span text:style-name="T39"> </text:span><text:span text:style-name="T66">El usuario presiona el botón “Iniciar sesión con Google”.</text:span></text:p>
            <text:p text:style-name="P128"><text:span text:style-name="T41">2.</text:span><text:span text:style-name="T57"> Se muestra la página de inicio de sesión al usuario.</text:span></text:p>
            <text:p text:style-name="P128"><text:span text:style-name="T41">3.</text:span><text:span text:style-name="T57"> El usuario ingresa su correo institucional y </text:span><text:soft-page-break/><text:span text:style-name="T57">contraseña.</text:span></text:p>
            <text:p text:style-name="P128"><text:span text:style-name="T41">4.</text:span><text:span text:style-name="T57"> El usuario presiona el botón “Iniciar sesión” y se crea una nueva sesión para el mismo.</text:span></text:p>
          </table:table-cell>
        </table:table-row>
        <table:table-row>
          <table:table-cell table:style-name="Table17.A2" office:value-type="string">
            <text:p text:style-name="P121">Excepciones</text:p>
          </table:table-cell>
          <table:table-cell table:style-name="Table17.B4" office:value-type="string">
            <text:p text:style-name="P17"><text:span text:style-name="T50">4</text:span><text:span text:style-name="T43">. A</text:span><text:span text:style-name="T42">.</text:span><text:span text:style-name="T39"> Si el usuario ingresó mal sus datos (correo institucional o contraseña), se mostrará un mensaje de error al mismo y se restablecerán los campos.</text:span></text:p>
            <text:p text:style-name="P116"><text:span text:style-name="T41">4. B.</text:span> Si el usuario ingresa con una cuenta de Google que no corresponde a un correo institucional de la UARG, se rechazará el inicio de sesión, se mostrará un mensaje de error notificando al usuario de la situación y se restablecerán los campos.</text:p>
          </table:table-cell>
        </table:table-row>
      </table:table>
      <text:p text:style-name="P55"/>
      <text:p text:style-name="P66"><text:span text:style-name="T80">Validación </text:span>(CU1<text:span text:style-name="T70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30"><text:span text:style-name="T37">Actor:</text:span> <text:span text:style-name="T28">N/A</text:span></text:p>
          </table:table-cell>
          <table:covered-table-cell/>
        </table:table-row>
        <table:table-row>
          <table:table-cell table:style-name="Table18.A2" office:value-type="string">
            <text:p text:style-name="P24">Descripción</text:p>
          </table:table-cell>
          <table:table-cell table:style-name="Table18.B3" office:value-type="string">
            <text:p text:style-name="P106"><text:span text:style-name="T81">En este caso de uso se validarán los datos ingresados para el inicio de sesión, y se verificará que permisos tiene el usuario.</text:span></text:p>
          </table:table-cell>
        </table:table-row>
        <table:table-row>
          <table:table-cell table:style-name="Table18.A2" office:value-type="string">
            <text:p text:style-name="P24">Flujo principal</text:p>
          </table:table-cell>
          <table:table-cell table:style-name="Table18.B3" office:value-type="string">
            <text:p text:style-name="P74"><text:span text:style-name="T42">1.</text:span><text:span text:style-name="T39"> </text:span><text:span text:style-name="T61">???</text:span></text:p>
          </table:table-cell>
        </table:table-row>
        <table:table-row>
          <table:table-cell table:style-name="Table18.A2" office:value-type="string">
            <text:p text:style-name="P24">Subflujo 1</text:p>
          </table:table-cell>
          <table:table-cell table:style-name="Table18.B4" office:value-type="string">
            <text:p text:style-name="P17"><text:span text:style-name="T44">1</text:span><text:span text:style-name="T43">. A</text:span><text:span text:style-name="T42">.</text:span><text:span text:style-name="T39"> ???</text:span></text:p>
          </table:table-cell>
        </table:table-row>
      </table:table>
      <text:p text:style-name="P55"/>
      <text:p text:style-name="P67"><text:span text:style-name="T83">Buscar entre formularios creados </text:span>(CU1<text:span text:style-name="T78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1"><text:span text:style-name="T37">Actor:</text:span> <text:span text:style-name="T28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25">Descripción</text:p>
          </table:table-cell>
          <table:table-cell table:style-name="Table19.B3" office:value-type="string">
            <text:p text:style-name="P107"><text:span text:style-name="T82">Mediante este caso de uso el gestor de formularios podrá buscar entre los formularios que gestione.</text:span></text:p>
          </table:table-cell>
        </table:table-row>
        <table:table-row>
          <table:table-cell table:style-name="Table19.A2" office:value-type="string">
            <text:p text:style-name="P20">Flujo principal</text:p>
          </table:table-cell>
          <table:table-cell table:style-name="Table19.B3" office:value-type="string">
            <text:p text:style-name="P71"><text:span text:style-name="T42">1.</text:span><text:span text:style-name="T39"> </text:span>El usuario ingresa el nombre del formulario que desea encontrar y presiona el botón para realizar <text:soft-page-break/>la búsqueda.</text:p>
            <text:p text:style-name="P71"><text:span text:style-name="T42">2.</text:span><text:span text:style-name="T39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19.A2" office:value-type="string">
            <text:p text:style-name="P20">Subflujo 1</text:p>
          </table:table-cell>
          <table:table-cell table:style-name="Table19.B4" office:value-type="string">
            <text:p text:style-name="P13"><text:span text:style-name="T42">1.</text:span><text:span text:style-name="T39"> </text:span>Al no encontrarse ningún resultado, se le muestra al usuario un diálogo indicando dicha situación y se vuelven a mostrar todos los formularios <text:span text:style-name="T83">que estén bajo su control</text:span>.</text:p>
          </table:table-cell>
        </table:table-row>
        <table:table-row>
          <table:table-cell table:style-name="Table19.A2" office:value-type="string">
            <text:p text:style-name="P20">Excepciones</text:p>
          </table:table-cell>
          <table:table-cell table:style-name="Table19.B5" office:value-type="string">
            <text:p text:style-name="P13"><text:span text:style-name="T42">1. </text:span><text:span text:style-name="T41">A.</text:span> Si el usuario ingresa <text:span text:style-name="T38">una combinación de </text:span>caracteres <text:span text:style-name="T38">no permitida (\n, \0, \%, \t </text:span><text:span text:style-name="T24">[…]</text:span><text:span text:style-name="T38">) </text:span>en el cuadro de búsqueda la operación no se efectúa.</text:p>
          </table:table-cell>
        </table:table-row>
      </table:table>
      <text:p text:style-name="P56"/>
      <text:p text:style-name="P39"><text:span text:style-name="T8">Diagrama</text:span><text:span text:style-name="T9">s</text:span></text:p>
      <text:p text:style-name="P60">Diagramas de casos de uso</text:p>
      <text:p text:style-name="P41">Acá va el contenido.</text:p>
      <text:p text:style-name="P41"/>
      <text:p text:style-name="P60">Diagrama de paquetes</text:p>
      <text:p text:style-name="P42">Acá va el contenido.</text:p>
      <text:p text:style-name="P49"/>
      <text:p text:style-name="P60">Diagrama de componentes</text:p>
      <text:p text:style-name="P42">Acá va el contenido.</text:p>
      <text:p text:style-name="P49"/>
      <text:p text:style-name="P60">Diagrama de clases</text:p>
      <text:p text:style-name="P42">Acá va el contenido.</text:p>
      <text:p text:style-name="P49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2</text:page-number><text:s/>DE <text:page-count>15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8"><draw:image xlink:href="Pictures/10000201000000370000004067B86A913F12C12A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2T18:09:05.795508098</dc:date>
    <meta:editing-duration>PT8H3M37S</meta:editing-duration>
    <meta:editing-cycles>69</meta:editing-cycles>
    <meta:generator>LibreOffice/5.4.1.2$Linux_X86_64 LibreOffice_project/ea7cb86e6eeb2bf3a5af73a8f7777ac570321527</meta:generator>
    <dc:creator>Ariel Machini</dc:creator>
    <meta:document-statistic meta:table-count="19" meta:image-count="3" meta:object-count="0" meta:page-count="15" meta:paragraph-count="235" meta:word-count="2095" meta:character-count="12776" meta:non-whitespace-character-count="10931"/>
  </office:meta>
</office:document-meta>
</file>